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7.189cm" fo:min-width="17.628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3.97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786cm"/>
    </style:style>
    <style:style style:name="pr5" style:family="presentation" style:parent-style-name="Default-title">
      <style:graphic-properties draw:auto-grow-height="true" fo:min-height="6.376cm"/>
    </style:style>
    <style:style style:name="pr6" style:family="presentation" style:parent-style-name="Default-subtitle">
      <style:graphic-properties draw:fill-color="#ffffff" draw:auto-grow-height="true" fo:min-height="10.033cm"/>
    </style:style>
    <style:style style:name="pr7" style:family="presentation" style:parent-style-name="Default-title">
      <style:graphic-properties draw:auto-grow-height="true" fo:min-height="4.251cm"/>
    </style:style>
    <style:style style:name="pr8" style:family="presentation" style:parent-style-name="Default-subtitle">
      <style:graphic-properties draw:fill-color="#ffffff" draw:auto-grow-height="true" fo:min-height="3.194cm"/>
    </style:style>
    <style:style style:name="P1" style:family="paragraph">
      <style:text-properties fo:font-size="54pt" fo:font-weight="bold" style:font-size-asian="54pt" style:font-weight-asian="bold" style:font-size-complex="54pt" style:font-weight-complex="bold"/>
    </style:style>
    <style:style style:name="P2" style:family="paragraph">
      <style:paragraph-properties fo:margin-left="0cm" fo:margin-right="0cm" fo:margin-top="0.4cm" fo:margin-bottom="0.4cm" fo:text-align="center" fo:text-indent="0cm"/>
    </style:style>
    <style:style style:name="P3" style:family="paragraph">
      <loext:graphic-properties draw:fill-color="#ffffff"/>
      <style:paragraph-properties fo:margin-left="0cm" fo:margin-right="0cm" fo:margin-top="0.3cm" fo:margin-bottom="0.3cm" fo:text-align="center" fo:text-indent="0cm"/>
      <style:text-properties fo:font-size="24pt"/>
    </style:style>
    <style:style style:name="P4" style:family="paragraph">
      <loext:graphic-properties draw:fill-color="#ffffff"/>
      <style:text-properties fo:font-size="14.8999996185303pt"/>
    </style:style>
    <style:style style:name="P5" style:family="paragraph">
      <style:text-properties fo:font-size="96pt" fo:font-weight="bold" style:font-size-asian="96pt" style:font-weight-asian="bold" style:font-size-complex="96pt" style:font-weight-complex="bold"/>
    </style:style>
    <style:style style:name="P6" style:family="paragraph">
      <style:paragraph-properties fo:text-align="start"/>
    </style:style>
    <style:style style:name="P7" style:family="paragraph">
      <loext:graphic-properties draw:fill-color="#ffffff"/>
      <style:paragraph-properties fo:text-align="start"/>
      <style:text-properties fo:font-size="16pt" style:font-size-asian="16pt" style:font-size-complex="16pt"/>
    </style:style>
    <style:style style:name="P8" style:family="paragraph">
      <loext:graphic-properties draw:fill-color="#ffffff"/>
      <style:paragraph-properties fo:text-align="start"/>
      <style:text-properties style:text-line-through-style="none" style:text-line-through-type="none" fo:font-size="16pt" fo:background-color="#000000" style:font-size-asian="16pt" style:font-size-complex="16pt"/>
    </style:style>
    <style:style style:name="P9" style:family="paragraph">
      <loext:graphic-properties draw:fill-color="#ffffff"/>
      <style:text-properties fo:font-size="24pt"/>
    </style:style>
    <style:style style:name="P10" style:family="paragraph">
      <style:text-properties fo:font-size="14.8999996185303pt"/>
    </style:style>
    <style:style style:name="P11" style:family="paragraph">
      <style:text-properties fo:font-size="24pt"/>
    </style:style>
    <style:style style:name="P12" style:family="paragraph">
      <style:text-properties fo:font-size="96pt" style:font-size-asian="96pt" style:font-size-complex="96pt"/>
    </style:style>
    <style:style style:name="P13" style:family="paragraph">
      <style:paragraph-properties fo:margin-left="0cm" fo:margin-right="0cm" fo:margin-top="0.5cm" fo:margin-bottom="0.5cm" fo:line-height="100%" fo:text-indent="0cm"/>
    </style:style>
    <style:style style:name="P14" style:family="paragraph">
      <loext:graphic-properties draw:fill="none" draw:fill-color="#ffffff"/>
      <style:text-properties fo:font-size="36pt" style:font-size-asian="36pt" style:font-size-complex="36pt"/>
    </style:style>
    <style:style style:name="T1" style:family="text">
      <style:text-properties fo:font-size="54pt" fo:font-weight="bold" style:font-size-asian="54pt" style:font-weight-asian="bold" style:font-size-complex="54pt" style:font-weight-complex="bold"/>
    </style:style>
    <style:style style:name="T2"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size="14.8999996185303pt"/>
    </style:style>
    <style:style style:name="T4" style:family="text">
      <style:text-properties fo:font-size="96pt" fo:font-weight="bold" style:font-size-asian="96pt" style:font-weight-asian="bold" style:font-size-complex="96pt" style:font-weight-complex="bold"/>
    </style:style>
    <style:style style:name="T5" style:family="text">
      <style:text-properties fo:font-size="16pt" style:font-size-asian="16pt" style:font-size-complex="16pt"/>
    </style:style>
    <style:style style:name="T6" style:family="text">
      <style:text-properties style:text-line-through-style="none" style:text-line-through-type="none" fo:font-size="16pt" fo:background-color="#000000" style:font-size-asian="16pt" style:font-size-complex="16pt"/>
    </style:style>
    <style:style style:name="T7" style:family="text">
      <style:text-properties fo:font-size="32pt"/>
    </style:style>
    <style:style style:name="T8"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font-name-asian="WenQuanYi Micro Hei"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3cm" svg:x="1.4cm" svg:y="3.45cm" presentation:class="title" presentation:user-transformed="true">
          <draw:text-box>
            <text:p><text:span text:style-name="T1">Upstream First</text:span></text:p>
          </draw:text-box>
        </draw:frame>
        <draw:frame presentation:style-name="pr2" draw:text-style-name="P3" draw:layer="layout" svg:width="25.199cm" svg:height="3.975cm" svg:x="1.401cm" svg:y="6.615cm" presentation:class="subtitle" presentation:user-transformed="true">
          <draw:text-box>
            <text:p text:style-name="P2"><text:span text:style-name="T2">Daniel Vetter</text:span></text:p>
            <text:p text:style-name="P2"><text:span text:style-name="T2">Intel Open Source Graphics Center</text:span></text:p>
          </draw:text-box>
        </draw:frame>
        <presentation:notes draw:style-name="dp2">
          <office:forms form:automatic-focus="false" form:apply-design-mode="false"/>
          <draw:page-thumbnail draw:style-name="gr1" draw:layer="layout" svg:width="14.848cm" svg:height="11.135cm" svg:x="3.075cm" svg:y="2.255cm" draw:page-number="1" presentation:class="page"/>
          <draw:frame presentation:style-name="pr3" draw:text-style-name="P4" draw:layer="layout" svg:width="16.799cm" svg:height="13.364cm" svg:x="2.1cm" svg:y="14.105cm" presentation:class="notes" presentation:user-transformed="true">
            <draw:text-box>
              <text:p><text:span text:style-name="T3">seen lots of graphics teams go open source</text:span></text:p>
              <text:p><text:span text:style-name="T3"/></text:p>
              <text:p><text:span text:style-name="T3">Intel and everywhere else</text:span></text:p>
              <text:p><text:span text:style-name="T3"/></text:p>
              <text:p><text:span text:style-name="T3">upstream first = upstream merged before product ships, product should ship as close to upstream as possible</text:span></text:p>
            </draw:text-box>
          </draw:frame>
        </presentation:notes>
      </draw:page>
      <draw:page draw:name="page2" draw:style-name="dp1" draw:master-page-name="Default" presentation:presentation-page-layout-name="AL1T0">
        <office:forms form:automatic-focus="false" form:apply-design-mode="false"/>
        <draw:frame presentation:style-name="pr4" draw:text-style-name="P5" draw:layer="layout" svg:width="25.199cm" svg:height="3.786cm" svg:x="1.401cm" svg:y="5.389cm" presentation:class="title" presentation:user-transformed="true">
          <draw:text-box>
            <text:p><text:span text:style-name="T4">Why?</text:span></text:p>
          </draw:text-box>
        </draw:frame>
        <presentation:notes draw:style-name="dp2">
          <office:forms form:automatic-focus="false" form:apply-design-mode="false"/>
          <draw:page-thumbnail draw:style-name="gr1" draw:layer="layout" svg:width="14.848cm" svg:height="11.135cm" svg:x="3.075cm" svg:y="2.255cm" draw:page-number="2" presentation:class="page"/>
          <draw:frame presentation:style-name="pr3" draw:text-style-name="P4" draw:layer="layout" svg:width="16.799cm" svg:height="13.364cm" svg:x="2.1cm" svg:y="14.105cm" presentation:class="notes" presentation:user-transformed="true">
            <draw:text-box>
              <text:p><text:span text:style-name="T3">why bother with upstream</text:span></text:p>
              <text:p><text:span text:style-name="T3"/></text:p>
              <text:p><text:span text:style-name="T3">need to understand why it works</text:span></text:p>
              <text:p><text:span text:style-name="T3"/></text:p>
              <text:p><text:span text:style-name="T3">lots of lore and ideas: better quality, cheaper, …</text:span></text:p>
              <text:p><text:span text:style-name="T3"/></text:p>
              <text:p><text:span text:style-name="T3">need <text:s/>a few fundamentals</text:span></text:p>
            </draw:text-box>
          </draw:frame>
        </presentation:notes>
      </draw:page>
      <draw:page draw:name="page3"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marginal cost</text:span><text:span text:style-name="T1"><text:line-break/></text:span><text:span text:style-name="T1">=</text:span><text:span text:style-name="T1"><text:line-break/></text:span><text:span text:style-name="T1">market price</text:span></text:p>
          </draw:text-box>
        </draw:frame>
        <presentation:notes draw:style-name="dp2">
          <office:forms form:automatic-focus="false" form:apply-design-mode="false"/>
          <draw:page-thumbnail draw:style-name="gr1" draw:layer="layout" svg:width="14.848cm" svg:height="11.135cm" svg:x="3.075cm" svg:y="2.255cm" draw:page-number="3" presentation:class="page"/>
          <draw:frame presentation:style-name="pr3" draw:text-style-name="P4" draw:layer="layout" svg:width="16.799cm" svg:height="13.364cm" svg:x="2.1cm" svg:y="14.105cm" presentation:class="notes" presentation:user-transformed="true">
            <draw:text-box>
              <text:p><text:span text:style-name="T3">simplistic, but true in the limit</text:span></text:p>
              <text:p><text:span text:style-name="T3"/></text:p>
              <text:p><text:span text:style-name="T3">barriers to entry</text:span></text:p>
              <text:p><text:span text:style-name="T3"/></text:p>
              <text:p><text:span text:style-name="T3">marginal cost for software is 0</text:span></text:p>
              <text:p><text:span text:style-name="T3"/></text:p>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2.63cm" svg:x="1.4cm" svg:y="1.45cm" presentation:class="title" presentation:user-transformed="true">
          <draw:text-box>
            <text:p><text:span text:style-name="T1">MIT License</text:span></text:p>
          </draw:text-box>
        </draw:frame>
        <draw:frame presentation:style-name="pr6" draw:text-style-name="P7" draw:layer="layout" svg:width="25.199cm" svg:height="10.033cm" svg:x="1.401cm" svg:y="4.133cm" presentation:class="subtitle" presentation:user-transformed="true">
          <draw:text-box>
            <text:p text:style-name="P6"><text:span text:style-name="T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6"><text:span text:style-name="T5"/></text:p>
            <text:p text:style-name="P6"><text:span text:style-name="T5">The above copyright notice and this permission notice shall be included in all copies or substantial portions of the Software.</text:span></text:p>
            <text:p text:style-name="P6"><text:span text:style-name="T5"/></text:p>
            <text:p text:style-name="P6"><text:span text:style-name="T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office:forms form:automatic-focus="false" form:apply-design-mode="false"/>
          <draw:page-thumbnail draw:style-name="gr1" draw:layer="layout" svg:width="14.848cm" svg:height="11.135cm" svg:x="3.075cm" svg:y="2.255cm" draw:page-number="4" presentation:class="page"/>
          <draw:frame presentation:style-name="pr3" draw:text-style-name="P4" draw:layer="layout" svg:width="16.799cm" svg:height="13.364cm" svg:x="2.1cm" svg:y="14.105cm" presentation:class="notes" presentation:user-transformed="true">
            <draw:text-box>
              <text:p><text:span text:style-name="T3">legal text that fits on a slide!</text:span></text:p>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5.199cm" svg:height="2.63cm" svg:x="1.4cm" svg:y="1.45cm" presentation:class="title" presentation:user-transformed="true">
          <draw:text-box>
            <text:p><text:span text:style-name="T1">MIT License</text:span></text:p>
          </draw:text-box>
        </draw:frame>
        <draw:frame presentation:style-name="pr6" draw:text-style-name="P8" draw:layer="layout" svg:width="25.199cm" svg:height="10.033cm" svg:x="1.401cm" svg:y="4.133cm" presentation:class="subtitle" presentation:user-transformed="true">
          <draw:text-box>
            <text:p text:style-name="P6"><text:span text:style-name="T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6"><text:span text:style-name="T6"/></text:p>
            <text:p text:style-name="P6"><text:span text:style-name="T6">The above copyright notice and this permission notice shall be included in all copies or substantial portions of the Software.</text:span></text:p>
            <text:p text:style-name="P6"><text:span text:style-name="T6"/></text:p>
            <text:p text:style-name="P6"><text:span text:style-name="T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office:forms form:automatic-focus="false" form:apply-design-mode="false"/>
          <draw:page-thumbnail draw:style-name="gr1" draw:layer="layout" svg:width="14.848cm" svg:height="11.135cm" svg:x="3.075cm" svg:y="2.255cm" draw:page-number="5" presentation:class="page"/>
          <draw:frame presentation:style-name="pr3" draw:text-style-name="P4" draw:layer="layout" svg:width="16.799cm" svg:height="13.364cm" svg:x="2.1cm" svg:y="14.105cm" presentation:class="notes" presentation:user-transformed="true">
            <draw:text-box>
              <text:p><text:span text:style-name="T3">three paragraphs</text:span></text:p>
              <text:p><text:span text:style-name="T3"/></text:p>
              <text:p><text:span text:style-name="T3">1. without limitations</text:span></text:p>
              <text:p><text:span text:style-name="T3"/></text:p>
              <text:p><text:span text:style-name="T3">2. keep license&amp;disclaimer</text:span></text:p>
              <text:p><text:span text:style-name="T3"/></text:p>
              <text:p><text:span text:style-name="T3">3. disclaimer</text:span></text:p>
              <text:p><text:span text:style-name="T3"/></text:p>
              <text:p><text:span text:style-name="T3">implicit patent grant</text:span></text:p>
              <text:p><text:span text:style-name="T3"/></text:p>
              <text:p><text:span text:style-name="T3">removes all barriers to market entry</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open source</text:span><text:span text:style-name="T1"><text:line-break/></text:span><text:span text:style-name="T1">=</text:span><text:span text:style-name="T1"><text:line-break/></text:span><text:span text:style-name="T1">efficient market</text:span></text:p>
          </draw:text-box>
        </draw:frame>
        <presentation:notes draw:style-name="dp2">
          <office:forms form:automatic-focus="false" form:apply-design-mode="false"/>
          <draw:page-thumbnail draw:style-name="gr1" draw:layer="layout" svg:width="14.848cm" svg:height="11.135cm" svg:x="3.075cm" svg:y="2.255cm" draw:page-number="6" presentation:class="page"/>
          <draw:frame presentation:style-name="pr3" draw:text-style-name="P4" draw:layer="layout" svg:width="16.799cm" svg:height="13.364cm" svg:x="2.1cm" svg:y="14.105cm" presentation:class="notes" presentation:user-transformed="true">
            <draw:text-box>
              <text:p><text:span text:style-name="T3"/></text:p>
              <text:p><text:span text:style-name="T3">in theory explains everything in open source</text:span></text:p>
              <text:p><text:span text:style-name="T3"/></text:p>
              <text:p><text:span text:style-name="T3">in practice, everyone needs to learn the hard way</text:span></text:p>
              <text:p><text:span text:style-name="T3"/></text:p>
              <text:p><text:span text:style-name="T3">outside of open source no experience with such markets</text:span></text:p>
            </draw:text-box>
          </draw:frame>
        </presentation:notes>
      </draw:page>
      <draw:page draw:name="page7" draw:style-name="dp1" draw:master-page-name="Default" presentation:presentation-page-layout-name="AL1T0">
        <office:forms form:automatic-focus="false" form:apply-design-mode="false"/>
        <draw:frame presentation:style-name="pr4" draw:text-style-name="P5" draw:layer="layout" svg:width="25.199cm" svg:height="3.786cm" svg:x="1.401cm" svg:y="5.389cm" presentation:class="title" presentation:user-transformed="true">
          <draw:text-box>
            <text:p><text:span text:style-name="T4">Failure Stories</text:span></text:p>
          </draw:text-box>
        </draw:frame>
        <presentation:notes draw:style-name="dp2">
          <office:forms form:automatic-focus="false" form:apply-design-mode="false"/>
          <draw:page-thumbnail draw:style-name="gr1" draw:layer="layout" svg:width="14.848cm" svg:height="11.135cm" svg:x="3.075cm" svg:y="2.255cm" draw:page-number="7" presentation:class="page"/>
          <draw:frame presentation:style-name="pr3" draw:text-style-name="P4" draw:layer="layout" svg:width="16.799cm" svg:height="13.364cm" svg:x="2.1cm" svg:y="14.105cm" presentation:class="notes" presentation:user-transformed="true">
            <draw:text-box>
              <text:p><text:span text:style-name="T3">culture clash stories</text:span></text:p>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onfidentiality disclaimers</text:span></text:p>
          </draw:text-box>
        </draw:frame>
        <presentation:notes draw:style-name="dp2">
          <office:forms form:automatic-focus="false" form:apply-design-mode="false"/>
          <draw:page-thumbnail draw:style-name="gr1" draw:layer="layout" svg:width="14.848cm" svg:height="11.135cm" svg:x="3.075cm" svg:y="2.255cm" draw:page-number="8" presentation:class="page"/>
          <draw:frame presentation:style-name="pr3" draw:text-style-name="P4" draw:layer="layout" svg:width="16.799cm" svg:height="13.364cm" svg:x="2.1cm" svg:y="14.105cm" presentation:class="notes" presentation:user-transformed="true">
            <draw:text-box>
              <text:p><text:span text:style-name="T3">perfect information necessary for efficient markets</text:span></text:p>
              <text:p><text:span text:style-name="T3"/></text:p>
              <text:p><text:span text:style-name="T3">all communication is open in open source, no «insider trading» development</text:span></text:p>
              <text:p><text:span text:style-name="T3"/></text:p>
              <text:p><text:span text:style-name="T3">throw-code-over-wall</text:span></text:p>
              <text:p><text:span text:style-name="T3"/></text:p>
              <text:p><text:span text:style-name="T3">private design discussions</text:span></text:p>
              <text:p><text:span text:style-name="T3"/></text:p>
              <text:p><text:span text:style-name="T3"/></text:p>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we're special»</text:span></text:p>
          </draw:text-box>
        </draw:frame>
        <presentation:notes draw:style-name="dp2">
          <draw:page-thumbnail draw:style-name="gr1" draw:layer="layout" svg:width="14.848cm" svg:height="11.135cm" svg:x="3.075cm" svg:y="2.255cm" draw:page-number="9" presentation:class="page"/>
          <draw:frame presentation:style-name="pr3" draw:text-style-name="P4" draw:layer="layout" svg:width="16.799cm" svg:height="13.364cm" svg:x="2.1cm" svg:y="14.105cm" presentation:class="notes" presentation:user-transformed="true">
            <draw:text-box>
              <text:p><text:span text:style-name="T3">limited experience, everyone solves the same thing</text:span></text:p>
              <text:p><text:span text:style-name="T3"/></text:p>
              <text:p><text:span text:style-name="T3">no vendor differentation allowed anymore</text:span></text:p>
              <text:p><text:span text:style-name="T3"/></text:p>
              <text:p><text:span text:style-name="T3"/></text:p>
            </draw:text-box>
          </draw:frame>
        </presentation:notes>
      </draw:page>
      <draw:page draw:name="page10"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It is in my self-interest to ignore your patch»</text:span></text:p>
          </draw:text-box>
        </draw:frame>
        <draw:frame presentation:style-name="pr8" draw:text-style-name="P9" draw:layer="layout" svg:width="25.199cm" svg:height="3.194cm" svg:x="1.4cm" svg:y="9cm">
          <draw:text-box>
            <text:p><text:span text:style-name="T7">Greg KH, kernel maintainer</text:span></text:p>
          </draw:text-box>
        </draw:frame>
        <presentation:notes draw:style-name="dp2">
          <draw:page-thumbnail draw:style-name="gr1" draw:layer="layout" svg:width="14.848cm" svg:height="11.135cm" svg:x="3.075cm" svg:y="2.255cm" draw:page-number="10" presentation:class="page"/>
          <draw:frame presentation:style-name="pr3" draw:text-style-name="P4" draw:layer="layout" svg:width="16.799cm" svg:height="13.364cm" svg:x="2.1cm" svg:y="14.105cm" presentation:class="notes" presentation:user-transformed="true">
            <draw:text-box>
              <text:p><text:span text:style-name="T3"/></text:p>
              <text:p><text:span text:style-name="T3"/></text:p>
              <text:p><text:span text:style-name="T3">maintainers tend to be overloaded</text:span></text:p>
              <text:p><text:span text:style-name="T3"/></text:p>
              <text:p><text:span text:style-name="T3">have seen the same nonsense tons of times</text:span></text:p>
              <text:p><text:span text:style-name="T3"/></text:p>
              <text:p><text:span text:style-name="T3">personally seen tens of teams, probably hundreds of engineers screw up in similar ways</text:span></text:p>
              <text:p><text:span text:style-name="T3"/></text:p>
              <text:p><text:span text:style-name="T3">customers often maintainers</text:span></text:p>
            </draw:text-box>
          </draw:frame>
        </presentation:notes>
      </draw:page>
      <draw:page draw:name="page11"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rotating engineers</text:span><text:span text:style-name="T1"><text:line-break/></text:span><text:span text:style-name="T1"> through projects</text:span></text:p>
          </draw:text-box>
        </draw:frame>
        <presentation:notes draw:style-name="dp2">
          <office:forms form:automatic-focus="false" form:apply-design-mode="false"/>
          <draw:page-thumbnail draw:style-name="gr1" draw:layer="layout" svg:width="14.848cm" svg:height="11.135cm" svg:x="3.075cm" svg:y="2.255cm" draw:page-number="11" presentation:class="page"/>
          <draw:frame presentation:style-name="pr3" draw:text-style-name="P4" draw:layer="layout" svg:width="16.799cm" svg:height="13.364cm" svg:x="2.1cm" svg:y="14.105cm" presentation:class="notes" presentation:user-transformed="true">
            <draw:text-box>
              <text:p><text:span text:style-name="T3">upstream is about building trust</text:span></text:p>
              <text:p><text:span text:style-name="T3"/></text:p>
              <text:p><text:span text:style-name="T3">rotate engineers to next project once they built some trust</text:span></text:p>
              <text:p><text:span text:style-name="T3"/></text:p>
              <text:p><text:span text:style-name="T3"/></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complicated internal</text:span><text:span text:style-name="T1"><text:line-break/></text:span><text:span text:style-name="T1">design compromise</text:span></text:p>
          </draw:text-box>
        </draw:frame>
        <presentation:notes draw:style-name="dp2">
          <office:forms form:automatic-focus="false" form:apply-design-mode="false"/>
          <draw:page-thumbnail draw:style-name="gr1" draw:layer="layout" svg:width="14.848cm" svg:height="11.135cm" svg:x="3.075cm" svg:y="2.255cm" draw:page-number="12" presentation:class="page"/>
          <draw:frame presentation:style-name="pr3" draw:text-style-name="P4" draw:layer="layout" svg:width="16.799cm" svg:height="13.364cm" svg:x="2.1cm" svg:y="14.105cm" presentation:class="notes" presentation:user-transformed="true">
            <draw:text-box>
              <text:p><text:span text:style-name="T3">internal politics are complicated</text:span></text:p>
              <text:p><text:span text:style-name="T3"/></text:p>
              <text:p><text:span text:style-name="T3">proprietary world most of the pain to ship product</text:span></text:p>
              <text:p><text:span text:style-name="T3"/></text:p>
              <text:p><text:span text:style-name="T3">get buy-in from everyone</text:span></text:p>
              <text:p><text:span text:style-name="T3"/></text:p>
              <text:p><text:span text:style-name="T3">except upstream/customers</text:span></text:p>
              <text:p><text:span text:style-name="T3"/></text:p>
              <text:p><text:span text:style-name="T3">AMD's vulkan driver</text:span></text:p>
              <text:p><text:span text:style-name="T3"/></text:p>
              <text:p><text:span text:style-name="T3"/></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outright paranoid</text:span></text:p>
          </draw:text-box>
        </draw:frame>
        <presentation:notes draw:style-name="dp2">
          <office:forms form:automatic-focus="false" form:apply-design-mode="false"/>
          <draw:page-thumbnail draw:style-name="gr1" draw:layer="layout" svg:width="14.848cm" svg:height="11.135cm" svg:x="3.075cm" svg:y="2.255cm" draw:page-number="13" presentation:class="page"/>
          <draw:frame presentation:style-name="pr3" draw:text-style-name="P4" draw:layer="layout" svg:width="16.799cm" svg:height="13.364cm" svg:x="2.1cm" svg:y="14.105cm" presentation:class="notes" presentation:user-transformed="true">
            <draw:text-box>
              <text:p><text:span text:style-name="T3">qualcom: separate company for open source</text:span></text:p>
              <text:p><text:span text:style-name="T3"/></text:p>
              <text:p><text:span text:style-name="T3">to protect all the IP</text:span></text:p>
              <text:p><text:span text:style-name="T3"/></text:p>
              <text:p><text:span text:style-name="T3">graphics KMD: lead by customer</text:span></text:p>
              <text:p><text:span text:style-name="T3"/></text:p>
              <text:p><text:span text:style-name="T3">userspace driver: written by customer</text:span></text:p>
              <text:p><text:span text:style-name="T3"/></text:p>
              <text:p><text:span text:style-name="T3">KMD ships already, UDM might?</text:span></text:p>
              <text:p><text:span text:style-name="T3"/></text:p>
              <text:p><text:span text:style-name="T3"/></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denial</text:span></text:p>
          </draw:text-box>
        </draw:frame>
        <presentation:notes draw:style-name="dp2">
          <office:forms form:automatic-focus="false" form:apply-design-mode="false"/>
          <draw:page-thumbnail draw:style-name="gr1" draw:layer="layout" svg:width="14.848cm" svg:height="11.135cm" svg:x="3.075cm" svg:y="2.255cm" draw:page-number="14" presentation:class="page"/>
          <draw:frame presentation:style-name="pr3" draw:text-style-name="P4" draw:layer="layout" svg:width="16.799cm" svg:height="13.364cm" svg:x="2.1cm" svg:y="14.105cm" presentation:class="notes" presentation:user-transformed="true">
            <draw:text-box>
              <text:p><text:span text:style-name="T3">nvidia and DevRel</text:span></text:p>
              <text:p><text:span text:style-name="T3"/></text:p>
              <text:p><text:span text:style-name="T3">theory vs «oh shit customer can do this»</text:span></text:p>
              <text:p><text:span text:style-name="T3"/></text:p>
              <text:p><text:span text:style-name="T3"/></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radical</text:span><text:span text:style-name="T1"><text:line-break/></text:span><text:span text:style-name="T1">customer orientation</text:span></text:p>
          </draw:text-box>
        </draw:frame>
        <presentation:notes draw:style-name="dp2">
          <office:forms form:automatic-focus="false" form:apply-design-mode="false"/>
          <draw:page-thumbnail draw:style-name="gr1" draw:layer="layout" svg:width="14.848cm" svg:height="11.135cm" svg:x="3.075cm" svg:y="2.255cm" draw:page-number="15" presentation:class="page"/>
          <draw:frame presentation:style-name="pr3" draw:text-style-name="P4" draw:layer="layout" svg:width="16.799cm" svg:height="13.364cm" svg:x="2.1cm" svg:y="14.105cm" presentation:class="notes" presentation:user-transformed="true">
            <draw:text-box>
              <text:p><text:span text:style-name="T3">or the customer takes over</text:span></text:p>
              <text:p><text:span text:style-name="T3"/></text:p>
              <text:p><text:span text:style-name="T3">traditional customer R&amp;D internal R&amp;D distance</text:span></text:p>
              <text:p><text:span text:style-name="T3"/></text:p>
              <text:p><text:span text:style-name="T3">open source engineering distance</text:span></text:p>
              <text:p><text:span text:style-name="T3"/></text:p>
              <text:p><text:span text:style-name="T3">«vendor differentiation», market segmentation, patents, … all out</text:span></text:p>
              <text:p><text:span text:style-name="T3"/></text:p>
              <text:p><text:span text:style-name="T3"/></text:p>
            </draw:text-box>
          </draw:frame>
        </presentation:notes>
      </draw:page>
      <draw:page draw:name="page16" draw:style-name="dp1" draw:master-page-name="Default" presentation:presentation-page-layout-name="AL1T0">
        <office:forms form:automatic-focus="false" form:apply-design-mode="false"/>
        <draw:frame presentation:style-name="pr4" draw:text-style-name="P5" draw:layer="layout" svg:width="25.199cm" svg:height="3.786cm" svg:x="1.401cm" svg:y="3.989cm" presentation:class="title" presentation:user-transformed="true">
          <draw:text-box>
            <text:p><text:span text:style-name="T4">But my Career!</text:span></text:p>
          </draw:text-box>
        </draw:frame>
        <draw:frame presentation:style-name="pr8" draw:text-style-name="P9" draw:layer="layout" svg:width="25.199cm" svg:height="3.194cm" svg:x="1.406cm" svg:y="8.206cm">
          <draw:text-box>
            <text:p><text:span text:style-name="T7">or product, company, income, ...</text:span></text:p>
          </draw:text-box>
        </draw:frame>
        <presentation:notes draw:style-name="dp2">
          <office:forms form:automatic-focus="false" form:apply-design-mode="false"/>
          <draw:page-thumbnail draw:style-name="gr1" draw:layer="layout" svg:width="14.848cm" svg:height="11.135cm" svg:x="3.075cm" svg:y="2.255cm" draw:page-number="16" presentation:class="page"/>
          <draw:frame presentation:style-name="pr3" draw:text-style-name="P4" draw:layer="layout" svg:width="16.799cm" svg:height="13.364cm" svg:x="2.1cm" svg:y="14.105cm" presentation:class="notes" presentation:user-transformed="true">
            <draw:text-box>
              <text:p><text:span text:style-name="T3">why bother with all this pain</text:span></text:p>
              <text:p><text:span text:style-name="T3"/></text:p>
              <text:p><text:span text:style-name="T3">no one likes selling into an efficient market</text:span></text:p>
              <text:p><text:span text:style-name="T3"/></text:p>
              <text:p><text:span text:style-name="T3">most of the kernel is created by … vendors</text:span></text:p>
              <text:p><text:span text:style-name="T3"/></text:p>
              <text:p><text:span text:style-name="T3">what are we missing</text:span></text:p>
            </draw:text-box>
          </draw:frame>
        </presentation:notes>
      </draw:page>
      <draw:page draw:name="page17"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no food</text:span></text:p>
          </draw:text-box>
        </draw:frame>
        <presentation:notes draw:style-name="dp2">
          <draw:page-thumbnail draw:style-name="gr1" draw:layer="layout" svg:width="14.848cm" svg:height="11.135cm" svg:x="3.075cm" svg:y="2.255cm" draw:page-number="17" presentation:class="page"/>
          <draw:frame presentation:style-name="pr3" draw:text-style-name="P4" draw:layer="layout" svg:width="16.799cm" svg:height="13.364cm" svg:x="2.1cm" svg:y="14.105cm" presentation:class="notes" presentation:user-transformed="true">
            <draw:text-box>
              <text:p><text:span text:style-name="T3">no food on the table for maintainers/developers: not a joke</text:span></text:p>
              <text:p><text:span text:style-name="T3"/></text:p>
              <text:p><text:span text:style-name="T3">capitalism != best outcome</text:span></text:p>
              <text:p><text:span text:style-name="T3"/></text:p>
              <text:p><text:span text:style-name="T3">«just» efficient market</text:span></text:p>
              <text:p><text:span text:style-name="T3"/></text:p>
              <text:p><text:span text:style-name="T3">e.g. openssl heartbleed industry-wide panic</text:span></text:p>
              <text:p><text:span text:style-name="T3"/></text:p>
              <text:p><text:span text:style-name="T3">huge topic</text:span></text:p>
              <text:p><text:span text:style-name="T3"/></text:p>
              <text:p><text:span text:style-name="T3"/></text:p>
            </draw:text-box>
          </draw:frame>
        </presentation:notes>
      </draw:page>
      <draw:page draw:name="page18" draw:style-name="dp1" draw:master-page-name="Default" presentation:presentation-page-layout-name="AL1T0">
        <office:forms form:automatic-focus="false" form:apply-design-mode="false"/>
        <draw:frame presentation:style-name="pr1" draw:text-style-name="P1" draw:layer="layout" svg:width="25.199cm" svg:height="2.63cm" svg:x="1.4cm" svg:y="5.75cm" presentation:class="title" presentation:user-transformed="true">
          <draw:text-box>
            <text:p><text:span text:style-name="T1">be the best</text:span></text:p>
          </draw:text-box>
        </draw:frame>
        <presentation:notes draw:style-name="dp1">
          <office:forms form:automatic-focus="false" form:apply-design-mode="false"/>
          <draw:page-thumbnail draw:style-name="gr1" draw:layer="layout" svg:width="14.848cm" svg:height="11.135cm" svg:x="3.075cm" svg:y="2.255cm" draw:page-number="18" presentation:class="page"/>
          <draw:frame presentation:style-name="pr3" draw:text-style-name="P4" draw:layer="layout" svg:width="16.799cm" svg:height="13.364cm" svg:x="2.1cm" svg:y="14.105cm" presentation:class="notes" presentation:user-transformed="true">
            <draw:text-box>
              <text:p text:style-name="P10"><text:span text:style-name="T3">nvidia</text:span></text:p>
              <text:p text:style-name="P10"><text:span text:style-name="T3"/></text:p>
              <text:p text:style-name="P10"><text:span text:style-name="T3">problem 1: one slip up and the efficient market is there</text:span></text:p>
              <text:p text:style-name="P10"><text:span text:style-name="T3"/></text:p>
              <text:p text:style-name="P10"><text:span text:style-name="T3">culture change is going to be even tougher</text:span></text:p>
            </draw:text-box>
          </draw:frame>
        </presentation:notes>
      </draw:page>
      <draw:page draw:name="page19" draw:style-name="dp1" draw:master-page-name="Default" presentation:presentation-page-layout-name="AL1T0">
        <office:forms form:automatic-focus="false" form:apply-design-mode="false"/>
        <draw:frame presentation:style-name="pr1" draw:text-style-name="P1" draw:layer="layout" svg:width="25.199cm" svg:height="2.63cm" svg:x="1.4cm" svg:y="5.65cm" presentation:class="title" presentation:user-transformed="true">
          <draw:text-box>
            <text:p><text:span text:style-name="T1">be the best</text:span></text:p>
          </draw:text-box>
        </draw:frame>
        <draw:frame presentation:style-name="pr8" draw:text-style-name="P9" draw:layer="layout" svg:width="25.199cm" svg:height="3.194cm" svg:x="1.405cm" svg:y="7.255cm" presentation:class="subtitle" presentation:user-transformed="true">
          <draw:text-box>
            <text:p text:style-name="P11"><text:span text:style-name="T7">(pretend to)</text:span></text:p>
          </draw:text-box>
        </draw:frame>
        <presentation:notes draw:style-name="dp1">
          <office:forms form:automatic-focus="false" form:apply-design-mode="false"/>
          <draw:page-thumbnail draw:style-name="gr1" draw:layer="layout" svg:width="14.848cm" svg:height="11.135cm" svg:x="3.075cm" svg:y="2.255cm" draw:page-number="19" presentation:class="page"/>
          <draw:frame presentation:style-name="pr3" draw:text-style-name="P4" draw:layer="layout" svg:width="16.799cm" svg:height="13.364cm" svg:x="2.1cm" svg:y="14.105cm" presentation:class="notes" presentation:user-transformed="true">
            <draw:text-box>
              <text:p text:style-name="P10"><text:span text:style-name="T3">problem 2: you're probably not the best</text:span></text:p>
            </draw:text-box>
          </draw:frame>
        </presentation:notes>
      </draw:page>
      <draw:page draw:name="page20" draw:style-name="dp1" draw:master-page-name="Default" presentation:presentation-page-layout-name="AL1T0">
        <office:forms form:automatic-focus="false" form:apply-design-mode="false"/>
        <draw:frame presentation:style-name="pr1" draw:text-style-name="P1" draw:layer="layout" svg:width="25.199cm" svg:height="2.63cm" svg:x="1.4cm" svg:y="5.65cm" presentation:class="title" presentation:user-transformed="true">
          <draw:text-box>
            <text:p><text:span text:style-name="T1">wait for bankruptcy</text:span></text:p>
          </draw:text-box>
        </draw:frame>
        <presentation:notes draw:style-name="dp1">
          <office:forms form:automatic-focus="false" form:apply-design-mode="false"/>
          <draw:page-thumbnail draw:style-name="gr1" draw:layer="layout" svg:width="14.848cm" svg:height="11.135cm" svg:x="3.075cm" svg:y="2.255cm" draw:page-number="20" presentation:class="page"/>
          <draw:frame presentation:style-name="pr3" draw:text-style-name="P4" draw:layer="layout" svg:width="16.799cm" svg:height="13.364cm" svg:x="2.1cm" svg:y="14.105cm" presentation:class="notes" presentation:user-transformed="true">
            <draw:text-box>
              <text:p text:style-name="P10"><text:span text:style-name="T3">ride out market inefficiencies and locked-in old customers</text:span></text:p>
              <text:p text:style-name="P10"><text:span text:style-name="T3"/></text:p>
              <text:p text:style-name="P10"><text:span text:style-name="T3">culture change takes 5-10 years</text:span></text:p>
              <text:p text:style-name="P10"><text:span text:style-name="T3"/></text:p>
              <text:p text:style-name="P10"><text:span text:style-name="T3">you will go bankrupt before you can adapt</text:span></text:p>
            </draw:text-box>
          </draw:frame>
        </presentation:notes>
      </draw:page>
      <draw:page draw:name="page21"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omplementary product</text:span></text:p>
          </draw:text-box>
        </draw:frame>
        <presentation:notes draw:style-name="dp1">
          <office:forms form:automatic-focus="false" form:apply-design-mode="false"/>
          <draw:page-thumbnail draw:style-name="gr1" draw:layer="layout" svg:width="14.848cm" svg:height="11.135cm" svg:x="3.075cm" svg:y="2.255cm" draw:page-number="21" presentation:class="page"/>
          <draw:frame presentation:style-name="pr3" draw:text-style-name="P4" draw:layer="layout" svg:width="16.799cm" svg:height="13.364cm" svg:x="2.1cm" svg:y="14.105cm" presentation:class="notes" presentation:user-transformed="true">
            <draw:text-box>
              <text:p text:style-name="P10"><text:span text:style-name="T3">hardware e.g. Intel</text:span></text:p>
              <text:p text:style-name="P10"><text:span text:style-name="T3"/></text:p>
              <text:p text:style-name="P10"><text:span text:style-name="T3">services e.g. Redhat</text:span></text:p>
              <text:p text:style-name="P10"><text:span text:style-name="T3"/></text:p>
              <text:p text:style-name="P10"><text:span text:style-name="T3">open source R&amp;D = sales engineering, needs completely new incentives &amp; organization</text:span></text:p>
              <text:p text:style-name="P10"><text:span text:style-name="T3"/></text:p>
              <text:p text:style-name="P10"><text:span text:style-name="T3">for employees: networking + skill transfer benefits</text:span></text:p>
              <text:p text:style-name="P10"><text:span text:style-name="T3"/></text:p>
            </draw:text-box>
          </draw:frame>
        </presentation:notes>
      </draw:page>
      <draw:page draw:name="page22"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LA</text:span></text:p>
          </draw:text-box>
        </draw:frame>
        <presentation:notes draw:style-name="dp2">
          <office:forms form:automatic-focus="false" form:apply-design-mode="false"/>
          <draw:page-thumbnail draw:style-name="gr1" draw:layer="layout" svg:width="14.848cm" svg:height="11.135cm" svg:x="3.075cm" svg:y="2.255cm" draw:page-number="22" presentation:class="page"/>
          <draw:frame presentation:style-name="pr3" draw:text-style-name="P4" draw:layer="layout" svg:width="16.799cm" svg:height="13.364cm" svg:x="2.1cm" svg:y="14.105cm" presentation:class="notes" presentation:user-transformed="true">
            <draw:text-box>
              <text:p><text:span text:style-name="T3">lots of attempts at software, tends to be shorter-lived</text:span></text:p>
              <text:p><text:span text:style-name="T3"/></text:p>
              <text:p><text:span text:style-name="T3">vc contreversy around redis «common clause»</text:span></text:p>
              <text:p><text:span text:style-name="T3"/></text:p>
              <text:p><text:span text:style-name="T3">CLA as another tool do recreate artificial barriers</text:span></text:p>
              <text:p><text:span text:style-name="T3"/></text:p>
              <text:p><text:span text:style-name="T3">most companies not allowed to contribute under CLA, because it's not an efficient market with equal stakes</text:span></text:p>
            </draw:text-box>
          </draw:frame>
        </presentation:notes>
      </draw:page>
      <draw:page draw:name="page23" draw:style-name="dp1" draw:master-page-name="Default" presentation:presentation-page-layout-name="AL1T0">
        <office:forms form:automatic-focus="false" form:apply-design-mode="false"/>
        <draw:frame presentation:style-name="pr1" draw:text-style-name="P5" draw:layer="layout" svg:width="25.199cm" svg:height="3.786cm" svg:x="1.4cm" svg:y="5.072cm" presentation:class="title" presentation:user-transformed="true">
          <draw:text-box>
            <text:p text:style-name="P12"><text:span text:style-name="T4">Be First</text:span></text:p>
          </draw:text-box>
        </draw:frame>
        <presentation:notes draw:style-name="dp2">
          <office:forms form:automatic-focus="false" form:apply-design-mode="false"/>
          <draw:page-thumbnail draw:style-name="gr1" draw:layer="layout" svg:width="14.848cm" svg:height="11.135cm" svg:x="3.075cm" svg:y="2.255cm" draw:page-number="23" presentation:class="page"/>
          <draw:frame presentation:style-name="pr3" draw:text-style-name="P4" draw:layer="layout" svg:width="16.799cm" svg:height="13.364cm" svg:x="2.1cm" svg:y="14.105cm" presentation:class="notes" presentation:user-transformed="true">
            <draw:text-box>
              <text:p><text:span text:style-name="T3">lead the inevitable change</text:span></text:p>
              <text:p><text:span text:style-name="T3"/></text:p>
              <text:p><text:span text:style-name="T3">this is why most of the kernel is written by vendors</text:span></text:p>
              <text:p><text:span text:style-name="T3"/></text:p>
              <text:p><text:span text:style-name="T3">needs complete revamp of R&amp;D: engineering incentives, product planning, development cycles, customer interactions, ...</text:span></text:p>
            </draw:text-box>
          </draw:frame>
        </presentation:notes>
      </draw:page>
      <draw:page draw:name="page24" draw:style-name="dp1" draw:master-page-name="Default" presentation:presentation-page-layout-name="AL1T0">
        <office:forms form:automatic-focus="false" form:apply-design-mode="false"/>
        <draw:frame presentation:style-name="pr1" draw:text-style-name="P1" draw:layer="layout" svg:width="25.199cm" svg:height="2.63cm" svg:x="1.4cm" svg:y="0.95cm" presentation:class="title" presentation:user-transformed="true">
          <draw:text-box>
            <text:p><text:span text:style-name="T1">Upstream First</text:span></text:p>
          </draw:text-box>
        </draw:frame>
        <draw:frame draw:style-name="gr2" draw:text-style-name="P14" draw:layer="layout" svg:width="22.074cm" svg:height="9.361cm" svg:x="2.6cm" svg:y="4.605cm">
          <draw:text-box>
            <text:list text:style-name="L3">
              <text:list-item>
                <text:p text:style-name="P13"><text:span text:style-name="T8">open source = efficient market</text:span></text:p>
              </text:list-item>
              <text:list-item>
                <text:p text:style-name="P13"><text:span text:style-name="T8">radical customer orientation</text:span></text:p>
              </text:list-item>
              <text:list-item>
                <text:p text:style-name="P13"><text:span text:style-name="T8">complementary non-software product</text:span></text:p>
              </text:list-item>
              <text:list-item>
                <text:p text:style-name="P13"><text:span text:style-name="T8">years of culture clash</text:span></text:p>
              </text:list-item>
              <text:list-item>
                <text:p text:style-name="P13"><text:span text:style-name="T8">need to be first</text:span></text:p>
              </text:list-item>
            </text:list>
          </draw:text-box>
        </draw:frame>
        <presentation:notes draw:style-name="dp2">
          <office:forms form:automatic-focus="false" form:apply-design-mode="false"/>
          <draw:page-thumbnail draw:style-name="gr1" draw:layer="layout" svg:width="14.848cm" svg:height="11.135cm" svg:x="3.075cm" svg:y="2.255cm" draw:page-number="24" presentation:class="page"/>
          <draw:frame presentation:style-name="pr3" draw:text-style-name="P4" draw:layer="layout" svg:width="16.799cm" svg:height="13.364cm" svg:x="2.1cm" svg:y="14.105cm" presentation:class="notes" presentation:user-transformed="true">
            <draw:text-box>
              <text:p><text:span text:style-name="T3">summary</text:span></text:p>
              <text:p><text:span text:style-name="T3"/></text:p>
              <text:p><text:span text:style-name="T3">unexpected story? explain with «more competitive market»</text:span></text:p>
              <text:p><text:span text:style-name="T3"/></text:p>
              <text:p><text:span text:style-name="T3">customer directly steers product</text:span></text:p>
              <text:p><text:span text:style-name="T3"/></text:p>
              <text:p><text:span text:style-name="T3">transition time means you need to start early</text:span></text:p>
              <text:p><text:span text:style-name="T3"/></text:p>
              <text:p><text:span text:style-name="T3">everything in upstream first, to retain the little bit of control you can still grasp from customers</text:span></text:p>
            </draw:text-box>
          </draw:frame>
        </presentation:notes>
      </draw:page>
      <draw:page draw:name="page25" draw:style-name="dp1" draw:master-page-name="Default" presentation:presentation-page-layout-name="AL1T0">
        <office:forms form:automatic-focus="false" form:apply-design-mode="false"/>
        <draw:frame presentation:style-name="pr1" draw:text-style-name="P5" draw:layer="layout" svg:width="25.199cm" svg:height="3.786cm" svg:x="1.4cm" svg:y="5.072cm" presentation:class="title" presentation:user-transformed="true">
          <draw:text-box>
            <text:p text:style-name="P12"><text:span text:style-name="T4">Backup</text:span></text:p>
          </draw:text-box>
        </draw:frame>
        <presentation:notes draw:style-name="dp1">
          <office:forms form:automatic-focus="false" form:apply-design-mode="false"/>
          <draw:page-thumbnail draw:style-name="gr1" draw:layer="layout" svg:width="14.848cm" svg:height="11.135cm" svg:x="3.075cm" svg:y="2.255cm" draw:page-number="25" presentation:class="page"/>
          <draw:frame presentation:style-name="pr3" draw:text-style-name="P4" draw:layer="layout" svg:width="16.799cm" svg:height="13.364cm" svg:x="2.1cm" svg:y="14.105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1" draw:text-style-name="P1" draw:layer="layout" svg:width="25.199cm" svg:height="2.63cm" svg:x="1.4cm" svg:y="0.95cm" presentation:class="title" presentation:user-transformed="true">
          <draw:text-box>
            <text:p><text:span text:style-name="T1">Stages of Grief</text:span></text:p>
          </draw:text-box>
        </draw:frame>
        <draw:frame draw:style-name="gr2" draw:text-style-name="P14" draw:layer="layout" svg:width="18.128cm" svg:height="9.361cm" svg:x="4.872cm" svg:y="4.6cm">
          <draw:text-box>
            <text:list text:style-name="L4">
              <text:list-item>
                <text:p text:style-name="P13"><text:span text:style-name="T8">denial</text:span></text:p>
              </text:list-item>
              <text:list-item>
                <text:p text:style-name="P13"><text:span text:style-name="T8">anger</text:span></text:p>
              </text:list-item>
              <text:list-item>
                <text:p text:style-name="P13"><text:span text:style-name="T8">bargaining</text:span></text:p>
              </text:list-item>
              <text:list-item>
                <text:p text:style-name="P13"><text:span text:style-name="T8">depression</text:span></text:p>
              </text:list-item>
              <text:list-item>
                <text:p text:style-name="P13"><text:span text:style-name="T8">acceptance</text:span></text:p>
              </text:list-item>
            </text:list>
          </draw:text-box>
        </draw:frame>
        <presentation:notes draw:style-name="dp1">
          <office:forms form:automatic-focus="false" form:apply-design-mode="false"/>
          <draw:page-thumbnail draw:style-name="gr1" draw:layer="layout" svg:width="14.848cm" svg:height="11.135cm" svg:x="3.075cm" svg:y="2.255cm" draw:page-number="26" presentation:class="page"/>
          <draw:frame presentation:style-name="pr3" draw:text-style-name="P4" draw:layer="layout" svg:width="16.799cm" svg:height="13.364cm" svg:x="2.1cm" svg:y="14.10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cm" fo:text-indent="0cm"/>
      <style:text-properties fo:font-size="21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5cm" presentation:class="page"/>
        <draw:frame presentation:style-name="Default-notes" draw:layer="backgroundobjects" svg:width="16.799cm" svg:height="13.364cm" svg:x="2.1cm" svg:y="14.105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4cm" presentation:class="footer">
          <draw:text-box>
            <text:p text:style-name="MP1"><text:span text:style-name="MT1"><presentation:footer/></text:span></text:p>
          </draw:text-box>
        </draw:frame>
        <draw:frame presentation:style-name="Mpr3"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2.63cm" svg:x="1.4cm" svg:y="0.627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presentation:notes style:page-layout-name="PM0">
        <draw:page-thumbnail presentation:style-name="Default_5f_-title" draw:layer="backgroundobjects" svg:width="14.848cm" svg:height="11.135cm" svg:x="3.075cm" svg:y="2.255cm" presentation:class="page"/>
        <draw:frame presentation:style-name="Default_5f_-notes" draw:layer="backgroundobjects" svg:width="16.799cm" svg:height="13.364cm" svg:x="2.1cm" svg:y="14.10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2-02T15:38:20</meta:creation-date>
    <meta:editing-duration>P25DT23H6M18S</meta:editing-duration>
    <meta:editing-cycles>110</meta:editing-cycles>
    <meta:generator>LibreOffice/6.1.3.2$Linux_X86_64 LibreOffice_project/10$Build-2</meta:generator>
    <dc:date>2018-12-04T13:31:26.296485470</dc:date>
    <meta:document-statistic meta:object-count="111"/>
  </office:meta>
</office:document-meta>
</file>